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7d285" officeooo:paragraph-rsid="0007d285"/>
    </style:style>
    <style:style style:name="P2" style:family="paragraph" style:parent-style-name="Text_20_body">
      <style:paragraph-properties fo:text-align="justify" style:justify-single-word="false"/>
      <style:text-properties officeooo:rsid="0008a451" officeooo:paragraph-rsid="0008a451"/>
    </style:style>
    <style:style style:name="P3" style:family="paragraph" style:parent-style-name="Text_20_body">
      <style:paragraph-properties fo:text-align="center" style:justify-single-word="false"/>
      <style:text-properties officeooo:paragraph-rsid="0007d285"/>
    </style:style>
    <style:style style:name="P4" style:family="paragraph" style:parent-style-name="Text_20_body">
      <style:paragraph-properties fo:text-align="justify" style:justify-single-word="false"/>
      <style:text-properties officeooo:rsid="000a955a" officeooo:paragraph-rsid="000a955a"/>
    </style:style>
    <style:style style:name="P5" style:family="paragraph" style:parent-style-name="Text_20_body">
      <style:paragraph-properties fo:text-align="justify" style:justify-single-word="false"/>
      <style:text-properties officeooo:rsid="000c446e" officeooo:paragraph-rsid="000c446e"/>
    </style:style>
    <style:style style:name="P6" style:family="paragraph" style:parent-style-name="Heading_20_1">
      <style:text-properties officeooo:rsid="0005ed2c" officeooo:paragraph-rsid="0005ed2c"/>
    </style:style>
    <style:style style:name="P7" style:family="paragraph" style:parent-style-name="Heading_20_1">
      <style:paragraph-properties fo:text-align="center" style:justify-single-word="false" fo:break-before="page"/>
      <style:text-properties officeooo:rsid="0007d285" officeooo:paragraph-rsid="0007d285"/>
    </style:style>
    <style:style style:name="P8" style:family="paragraph" style:parent-style-name="Heading_20_2">
      <style:text-properties officeooo:rsid="000a955a" officeooo:paragraph-rsid="000a955a"/>
    </style:style>
    <style:style style:name="T1" style:family="text">
      <style:text-properties fo:language="fr" fo:country="FR" style:font-size-asian="10.5pt"/>
    </style:style>
    <style:style style:name="T2" style:family="text">
      <style:text-properties fo:language="fr" fo:country="FR" officeooo:rsid="0008a451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>Compte Rendu</text:p>
      <text:p text:style-name="Title">BlackJack</text:p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h text:style-name="P6" text:outline-level="1">CABOUAT CHARLOTTE</text:h>
      <text:h text:style-name="P6" text:outline-level="1">SANTORO FABRIZIO</text:h>
      <text:p text:style-name="Text_20_body"/>
      <text:h text:style-name="P7" text:outline-level="1">Implémentations</text:h>
      <text:h text:style-name="Heading_20_2" text:outline-level="2">La simulation</text:h>
      <text:p text:style-name="P4">Pour la simulation, nous avons choisis d’utiliser les pthread. La mémoire partagée nous semblait la plus pertinante pour le problème, ainsi que la gestion des pthreads.</text:p>
      <text:p text:style-name="P5">Les joueurs sont donc des threads créés par la banque (le programme principal), qui communique avec la banque à travers leurs mémoire partagé et leurs barrières.</text:p>
      <text:p text:style-name="P4"/>
      <text:p text:style-name="P3"/>
      <text:h text:style-name="P8" text:outline-level="2">Difficultés</text:h>
      <text:p text:style-name="P1">Log des joueurs:</text:p>
      <text:p text:style-name="P1">A chaque <text:span text:style-name="T2">fin de manche, les joueurs doivent écrire dans un fichier un compte-rendu de leurs manche.</text:span></text:p>
      <text:p text:style-name="P2"><text:span text:style-name="T2">L</text:span><text:span text:style-name="T1">a difficulté principale rencontrée a été la conversion des entiers en caractères et vice-ver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3:16:04.919125738</meta:creation-date>
    <dc:date>2018-04-24T13:50:09.131090378</dc:date>
    <meta:editing-duration>PT11M12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13" meta:word-count="97" meta:character-count="634" meta:non-whitespace-character-count="548"/>
  </office:meta>
</office:document-meta>
</file>